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2"/>
          <table:table-cell table:style-name="ce52"/>
          <table:table-cell table:style-name="ce5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2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2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2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2"/>
          <table:covered-table-cell table:style-name="ce5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2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2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2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2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2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4:05:07.29297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3T15:45:01.302699745</dc:date>
    <meta:editing-duration>PT17H58M34S</meta:editing-duration>
    <meta:editing-cycles>157</meta:editing-cycles>
    <meta:generator>LibreOffice/7.1.4.2$Linux_X86_64 LibreOffice_project/a529a4fab45b75fefc5b6226684193eb000654f6</meta:generator>
    <meta:document-statistic meta:table-count="1" meta:cell-count="802" meta:object-count="0"/>
  </office:meta>
</office:document-meta>
</file>